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tid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: Entidade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Relacionamento</text:p>
          </table:table-cell>
          <table:table-cell table:style-name="ce2" office:value-type="string" calcext:value-type="string">
            <text:p>Nome do relacionament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Departament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3">
            <text:p>Tabela para cadastro dos departamentos da faculdade</text:p>
          </table:table-cell>
        </table:table-row>
        <table:table-row table:style-name="ro2">
          <table:covered-table-cell/>
          <table:table-cell office:value-type="string" calcext:value-type="string">
            <text:p>Curso</text:p>
          </table:table-cell>
          <table:table-cell office:value-type="string" calcext:value-type="string">
            <text:p>Control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Professor</text:p>
          </table:table-cell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2">
            <text:p>Tabela para cadastro dos professores da faculdade</text:p>
          </table:table-cell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Lecion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Turm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Gera</text:p>
          </table:table-cell>
          <table:table-cell table:style-name="ce12" office:value-type="string" calcext:value-type="string" table:number-columns-spanned="1" table:number-rows-spanned="2">
            <text:p>Tabela para registrar as turmas em andamento e encerradas</text:p>
          </table:table-cell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Pertence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 table:number-columns-spanned="1" table:number-rows-spanned="4">
            <text:p>Curs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ontrola</text:p>
          </table:table-cell>
          <table:table-cell table:style-name="ce12" office:value-type="string" calcext:value-type="string" table:number-columns-spanned="1" table:number-rows-spanned="4">
            <text:p>Tabela para cadastro d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Ger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Está matriculado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ossui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4">
            <text:p>Alun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tá matriculado</text:p>
          </table:table-cell>
          <table:table-cell table:style-name="ce12" office:value-type="string" calcext:value-type="string" table:number-columns-spanned="1" table:number-rows-spanned="4">
            <text:p>Tabela para cadastro de informações sobre os aluno d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Curs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Pertence 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6">
            <text:p>Disciplin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Cursa</text:p>
          </table:table-cell>
          <table:table-cell table:style-name="ce12" office:value-type="string" calcext:value-type="string" table:number-columns-spanned="1" table:number-rows-spanned="6">
            <text:p>Tabela para cadastro das disciplinas que compõem 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Departamento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É lecionad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Depend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Compõe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Históric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Pertence a</text:p>
          </table:table-cell>
          <table:table-cell table:style-name="ce12" office:value-type="string" calcext:value-type="string" table:number-columns-spanned="1" table:number-rows-spanned="2">
            <text:p>Tabela para geração do histórico de notas</text:p>
          </table:table-cell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É composto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Disc_Hist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Compõe</text:p>
          </table:table-cell>
          <table:table-cell table:style-name="ce8" office:value-type="string" calcext:value-type="string" table:number-columns-spanned="1" table:number-rows-spanned="2">
            <text:p>Tabela associativa entre Disciplina e Histórico</text:p>
          </table:table-cell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É composto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Curso_Disciplin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ossui</text:p>
          </table:table-cell>
          <table:table-cell table:style-name="ce12" office:value-type="string" calcext:value-type="string" table:number-columns-spanned="1" table:number-rows-spanned="2">
            <text:p>Tabela associativa entre Curso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Pertence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Prof_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Leciona</text:p>
          </table:table-cell>
          <table:table-cell table:style-name="ce12" office:value-type="string" calcext:value-type="string" table:number-columns-spanned="1" table:number-rows-spanned="2">
            <text:p>Tabela associativa entre Professor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É lecionada</text:p>
          </table:table-cell>
          <table:covered-table-cell table:style-name="ce12"/>
        </table:table-row>
      </table:table>
      <table:table table:name="atributo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5" office:value-type="string" calcext:value-type="string" table:number-columns-spanned="5" table:number-rows-spanned="1">
            <text:p>Entidade Departament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office:value-type="string" calcext:value-type="string">
            <text:p>Nome_Departament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departament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Professor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Profess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professor</text:p>
          </table:table-cell>
        </table:table-row>
        <table:table-row table:style-name="ro2">
          <table:table-cell office:value-type="string" calcext:value-type="string">
            <text:p>Nome_Professor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professor</text:p>
          </table:table-cell>
        </table:table-row>
        <table:table-row table:style-name="ro2">
          <table:table-cell office:value-type="string" calcext:value-type="string">
            <text:p>Sobrenome_Professor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Professor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o professor (lecionando/não lecionando)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Curs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Nome_Curs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curso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departamento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Turm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Turm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turma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Períod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eríodo da turma (manhã, tarde ou noite)</text:p>
          </table:table-cell>
        </table:table-row>
        <table:table-row table:style-name="ro2">
          <table:table-cell office:value-type="string" calcext:value-type="string">
            <text:p>Num_Aluno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2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alunos matriculados na turma</text:p>
          </table:table-cell>
        </table:table-row>
        <table:table-row table:style-name="ro2">
          <table:table-cell office:value-type="string" calcext:value-type="string">
            <text:p>Data_Iníc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início da turma</text:p>
          </table:table-cell>
        </table:table-row>
        <table:table-row table:style-name="ro2">
          <table:table-cell office:value-type="string" calcext:value-type="string">
            <text:p>Data_Fi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ata de fim da turm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Alun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Nome_Alun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5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o Aluno</text:p>
          </table:table-cell>
        </table:table-row>
        <table:table-row table:style-name="ro2">
          <table:table-cell office:value-type="string" calcext:value-type="string">
            <text:p>Sobrenome_Alun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obrenome do Aluno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PF do aluno</text:p>
          </table:table-cell>
        </table:table-row>
        <table:table-row table:style-name="ro2">
          <table:table-cell office:value-type="string" calcext:value-type="string">
            <text:p>Telefone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Telefones* do aluno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atus da matricula do aluno</text:p>
          </table:table-cell>
        </table:table-row>
        <table:table-row table:style-name="ro2">
          <table:table-cell office:value-type="string" calcext:value-type="string">
            <text:p>Contat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4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ormas de contatos com o aluno</text:p>
          </table:table-cell>
        </table:table-row>
        <table:table-row table:style-name="ro2">
          <table:table-cell office:value-type="string" calcext:value-type="string">
            <text:p>Cod_Turm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a turma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Sex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eco do aluno</text:p>
          </table:table-cell>
        </table:table-row>
        <table:table-row table:style-name="ro2">
          <table:table-cell office:value-type="string" calcext:value-type="string">
            <text:p>Filiaçã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mãe do aluno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                  Rua</text:p>
            <text:p>Endereço    Número</text:p>
            <text:p>                  CEP</text:p>
          </table:table-cell>
          <table:table-cell table:style-name="ce7" office:value-type="string" calcext:value-type="string" table:number-columns-spanned="1" table:number-rows-spanned="3">
            <text:p>Caractere</text:p>
          </table:table-cell>
          <table:table-cell office:value-type="string" calcext:value-type="string">
            <text:p>80 bytes</text:p>
          </table:table-cell>
          <table:table-cell table:style-name="ce17" office:value-type="string" calcext:value-type="string" table:number-columns-spanned="1" table:number-rows-spanned="3">
            <text:p>NOT NULL</text:p>
          </table:table-cell>
          <table:table-cell table:style-name="ce12" office:value-type="string" calcext:value-type="string" table:number-columns-spanned="1" table:number-rows-spanned="3">
            <text:p>Endereço do aluno dividido em Rua, Número e CEP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10 bytes</text:p>
          </table:table-cell>
          <table:covered-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10 bytes</text:p>
          </table:table-cell>
          <table:covered-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Disciplina</text:p>
          </table:table-cell>
          <table:covered-table-cell table:number-columns-repeated="4" table:style-name="ce16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office:value-type="string" calcext:value-type="string">
            <text:p>Nome_Disciplina 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30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me da disciplina</text:p>
          </table:table-cell>
        </table:table-row>
        <table:table-row table:style-name="ro2">
          <table:table-cell office:value-type="string" calcext:value-type="string">
            <text:p>Descrição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200 by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scrição da disciplina</text:p>
          </table:table-cell>
        </table:table-row>
        <table:table-row table:style-name="ro2">
          <table:table-cell office:value-type="string" calcext:value-type="string">
            <text:p>Cod_Departament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ódigo do departamento responsável pela disciplina</text:p>
          </table:table-cell>
        </table:table-row>
        <table:table-row table:style-name="ro2">
          <table:table-cell office:value-type="string" calcext:value-type="string">
            <text:p>Carga_Horar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arga horária da disciplina</text:p>
          </table:table-cell>
        </table:table-row>
        <table:table-row table:style-name="ro2">
          <table:table-cell office:value-type="string" calcext:value-type="string">
            <text:p>Num_Alunos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alunos matriculados n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Históric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Histór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histórico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 office:value-type="string" calcext:value-type="string">
            <text:p>Caractere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FK. NOT NULL</text:p>
          </table:table-cell>
          <table:table-cell office:value-type="string" calcext:value-type="string">
            <text:p>Código de identificação do aluno</text:p>
          </table:table-cell>
        </table:table-row>
        <table:table-row table:style-name="ro2">
          <table:table-cell office:value-type="string" calcext:value-type="string">
            <text:p>Período_Realizaçã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Duração de realização da disciplina da disciplina (em meses)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Disc_Hist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Históric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históric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office:value-type="string" calcext:value-type="string">
            <text:p>Not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8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ota da disciplina</text:p>
          </table:table-cell>
        </table:table-row>
        <table:table-row table:style-name="ro2">
          <table:table-cell office:value-type="string" calcext:value-type="string">
            <text:p>Frequênci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Número de faltas n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Curso_Disciplin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curso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5" office:value-type="string" calcext:value-type="string" table:number-columns-spanned="5" table:number-rows-spanned="1">
            <text:p>Entidade Prof_Disciplina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Atributo</text:p>
          </table:table-cell>
          <table:table-cell office:value-type="string" calcext:value-type="string">
            <text:p>Tipo de Dados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Restrições</text:p>
          </table:table-cell>
          <table:table-cell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_Professor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o professor</text:p>
          </table:table-cell>
        </table:table-row>
        <table:table-row table:style-name="ro2">
          <table:table-cell office:value-type="string" calcext:value-type="string">
            <text:p>Cod_Disciplin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PK. NOT NULL</text:p>
          </table:table-cell>
          <table:table-cell office:value-type="string" calcext:value-type="string">
            <text:p>Código de identificação da discipl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5:29:49.392925391</meta:creation-date>
    <dc:date>2024-11-04T17:25:19.298989651</dc:date>
    <meta:editing-duration>PT1H43M24S</meta:editing-duration>
    <meta:editing-cycles>10</meta:editing-cycles>
    <meta:generator>LibreOffice/7.4.7.2$Linux_X86_64 LibreOffice_project/40$Build-2</meta:generator>
    <meta:document-statistic meta:table-count="2" meta:cell-count="370" meta:object-count="0"/>
  </office:meta>
</office:document-meta>
</file>